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9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outline1">
      <style:graphic-properties fo:min-height="2.5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5.173cm"/>
    </style:style>
    <style:style style:name="pr6" style:family="presentation" style:parent-style-name="Default-outline1">
      <style:graphic-properties fo:min-height="14.761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/>
    </style:style>
    <style:style style:name="P3" style:family="paragraph">
      <style:text-properties fo:font-family="Consolas" style:font-family-generic="modern" style:font-pitch="fixe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Consolas" style:font-family-generic="modern" style:font-pitch="fixed" fo:font-size="16pt" style:font-size-asian="16pt" style:font-size-complex="16pt"/>
    </style:style>
    <style:style style:name="T4" style:family="text">
      <style:text-properties fo:color="#6666ff" fo:font-family="Consolas" style:font-family-generic="modern" style:font-pitch="fixed" fo:font-size="16pt" style:font-size-asian="16pt" style:font-size-complex="16pt"/>
    </style:style>
    <style:style style:name="T5" style:family="text">
      <style:text-properties fo:color="#579d1c" fo:font-family="Consolas" style:font-family-generic="modern" style:font-pitch="fixed" fo:font-size="16pt" style:font-size-asian="16pt" style:font-size-complex="16pt"/>
    </style:style>
    <style:style style:name="T6" style:family="text">
      <style:text-properties fo:color="#6666ff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579d1c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785cm" svg:x="1.5cm" svg:y="4.861cm" presentation:class="title" presentation:user-transformed="true">
          <draw:text-box>
            <text:p><text:span text:style-name="T1">R5FP</text:span><text:span text:style-name="T1">：为</text:span><text:span text:style-name="T1">RISCV</text:span><text:span text:style-name="T1">设计的</text:span><text:span text:style-name="T1"><text:line-break/></text:span><text:span text:style-name="T1">浮点运算部件</text:span></text:p>
          </draw:text-box>
        </draw:frame>
        <draw:frame presentation:style-name="pr2" draw:layer="layout" svg:width="25.199cm" svg:height="2.586cm" svg:x="0.801cm" svg:y="11.914cm" presentation:class="outline" presentation:user-transformed="true">
          <draw:text-box>
            <text:list text:style-name="L2">
              <text:list-header>
                <text:p text:style-name="P1">王逵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2cm" svg:y="0.537cm" presentation:class="title" presentation:user-transformed="true">
          <draw:text-box>
            <text:p>Rocket所采用的浮点内部表示格式</text:p>
          </draw:text-box>
        </draw:frame>
        <draw:frame presentation:style-name="pr5" draw:layer="layout" svg:width="26cm" svg:height="15.173cm" svg:x="1.5cm" svg:y="4.239cm" presentation:class="outline" presentation:user-transformed="true">
          <draw:text-box>
            <text:list text:style-name="L2">
              <text:list-item>
                <text:p><text:span text:style-name="T2">保存在寄存器中的值，并非</text:span><text:span text:style-name="T2">IEEE754</text:span><text:span text:style-name="T2">标准的浮点数</text:span></text:p>
              </text:list-item>
              <text:list-item>
                <text:p><text:span text:style-name="T2">在从</text:span><text:span text:style-name="T2">memory</text:span><text:span text:style-name="T2">中</text:span><text:span text:style-name="T2">load</text:span><text:span text:style-name="T2">浮点数到浮点寄存器时，将它转为内部格式，把浮点寄存器的值写回到</text:span><text:span text:style-name="T2">memory</text:span><text:span text:style-name="T2">中时，再转回</text:span><text:span text:style-name="T2">IEEE754</text:span><text:span text:style-name="T2">标准格式</text:span></text:p>
              </text:list-item>
              <text:list-item>
                <text:p><text:span text:style-name="T2">进行浮点运算时，数据源和目的地都是寄存器，于是浮点运算部件的输入输出都可以采用这种内部格式</text:span></text:p>
              </text:list-item>
              <text:list-item>
                <text:p><text:span text:style-name="T2">内部表示格式定义良好的话，可以减少浮点计算的</text:span><text:span text:style-name="T2">latency</text:span><text:span text:style-name="T2">，此外对于面积和功耗，或许也能得到一些好处。</text:span></text:p>
              </text:list-item>
              <text:list-item>
                <text:p><text:span text:style-name="T2">Rocket</text:span><text:span text:style-name="T2">采用了这一策略，但它所采用的内部格式以及浮点运算部件均没有文档详细描述</text:span></text:p>
                <text:list>
                  <text:list-item>
                    <text:p><text:span text:style-name="T2">从已有的示例中推断，它的内部格式和本文建议的格式很类似</text:span></text:p>
                  </text:list-item>
                </text:list>
              </text:list-item>
              <text:list-item>
                <text:p><text:span text:style-name="T2">另外，</text:span><text:span text:style-name="T2">Rocket</text:span><text:span text:style-name="T2">的浮点部件的</text:span><text:span text:style-name="T2">chisel</text:span><text:span text:style-name="T2">代码难读难懂难改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2cm" svg:y="0.537cm" presentation:class="title" presentation:user-transformed="true">
          <draw:text-box>
            <text:p>浮点部件latency分档</text:p>
          </draw:text-box>
        </draw:frame>
        <draw:frame presentation:style-name="pr6" draw:layer="layout" svg:width="26.5cm" svg:height="14.761cm" svg:x="0.5cm" svg:y="3.739cm" presentation:class="outline" presentation:user-transformed="true">
          <draw:text-box>
            <text:list text:style-name="L2">
              <text:list-item>
                <text:p><text:span text:style-name="T2">IEEE754</text:span><text:span text:style-name="T2">所要求的非规格化数（</text:span><text:span text:style-name="T2">denormal number</text:span><text:span text:style-name="T2">），对于硬件实现是一种痛苦，会导致很大的</text:span><text:span text:style-name="T2">latency</text:span><text:span text:style-name="T2">，</text:span><text:span text:style-name="T2">CPU</text:span><text:span text:style-name="T2">可以选择不支持它</text:span></text:p>
                <text:list>
                  <text:list-item>
                    <text:p><text:span text:style-name="T2">Intel</text:span><text:span text:style-name="T2">的</text:span><text:span text:style-name="T2">CPU</text:span><text:span text:style-name="T2">支持</text:span><text:span text:style-name="T2">FTZ</text:span><text:span text:style-name="T2">和</text:span><text:span text:style-name="T2">DAZ</text:span><text:span text:style-name="T2">标志位 </text:span></text:p>
                  </text:list-item>
                  <text:list-item>
                    <text:p><text:span text:style-name="T2">ARM</text:span><text:span text:style-name="T2">的</text:span><text:span text:style-name="T2">CPU</text:span><text:span text:style-name="T2">支持</text:span><text:span text:style-name="T2">FZ</text:span><text:span text:style-name="T2">标志位</text:span></text:p>
                  </text:list-item>
                  <text:list-item>
                    <text:p><text:span text:style-name="T2">AMD</text:span><text:span text:style-name="T2">的某些</text:span><text:span text:style-name="T2">CPU</text:span><text:span text:style-name="T2">，其</text:span><text:span text:style-name="T2">SIMD</text:span><text:span text:style-name="T2">浮点部件处理</text:span><text:span text:style-name="T2">denormal</text:span><text:span text:style-name="T2">的逻辑只有一份，一个向量中哪个或哪些元素出现了</text:span><text:span text:style-name="T2">denormal</text:span><text:span text:style-name="T2">的结果，要专门花周期来处理</text:span><text:span text:style-name="T2">denormal</text:span></text:p>
                  </text:list-item>
                </text:list>
              </text:list-item>
              <text:list-item>
                <text:p><text:span text:style-name="T2">根据</text:span><text:span text:style-name="T2">RISC</text:span><text:span text:style-name="T2">的“</text:span><text:span text:style-name="T2">make common cases fast”</text:span><text:span text:style-name="T2">的原则，对于那些不产生</text:span><text:span text:style-name="T2">denormal</text:span><text:span text:style-name="T2">结果的运算，用较少的周期数得到结果；产生</text:span><text:span text:style-name="T2">denromal</text:span><text:span text:style-name="T2">结果的，用较多的周期数。即运算的</text:span><text:span text:style-name="T2">latency</text:span><text:span text:style-name="T2">分为长短两档。</text:span></text:p>
              </text:list-item>
              <text:list-item>
                <text:p><text:span text:style-name="T2">目前尚未有开源的浮点部件实现这一功能，</text:span><text:span text:style-name="T2">Rocket</text:span><text:span text:style-name="T2">也没实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2cm" svg:y="0.537cm" presentation:class="title" presentation:user-transformed="true">
          <draw:text-box>
            <text:p>R5FP = floating point for RISC-V</text:p>
          </draw:text-box>
        </draw:frame>
        <draw:frame presentation:style-name="pr6" draw:layer="layout" svg:width="26.5cm" svg:height="14.761cm" svg:x="0.5cm" svg:y="4.5cm" presentation:class="outline" presentation:user-transformed="true">
          <draw:text-box>
            <text:list text:style-name="L2">
              <text:list-item>
                <text:p><text:span text:style-name="T2">致力于减少浮点运算的</text:span><text:span text:style-name="T2">latency</text:span><text:span text:style-name="T2">（聚焦于较快的那一档的</text:span><text:span text:style-name="T2">latency</text:span><text:span text:style-name="T2">）</text:span></text:p>
              </text:list-item>
              <text:list-item>
                <text:p><text:span text:style-name="T2">主要技术特色：</text:span><text:span text:style-name="T2">1</text:span><text:span text:style-name="T2">）采用一种中庸的浮点内部表示格式，</text:span><text:span text:style-name="T2">2</text:span><text:span text:style-name="T2">）</text:span><text:span text:style-name="T2">latency</text:span><text:span text:style-name="T2">分快慢两档</text:span></text:p>
              </text:list-item>
              <text:list-item>
                <text:p><text:span text:style-name="T2">采用</text:span><text:span text:style-name="T2">Systemverilog</text:span><text:span text:style-name="T2">编码，易懂易改</text:span></text:p>
              </text:list-item>
              <text:list-item>
                <text:p><text:span text:style-name="T2">加法器和乘法器是纯组合逻辑，只是浮点运算部件的参考实现，对一个处理器而言必不可少的流水级划分、</text:span><text:span text:style-name="T2">forword</text:span><text:span text:style-name="T2">逻辑、控制逻辑等等，还有赖于设计者在</text:span><text:span text:style-name="T2">R5FP</text:span><text:span text:style-name="T2">的基础上完成</text:span></text:p>
              </text:list-item>
              <text:list-item>
                <text:p><text:span text:style-name="T2">BSD</text:span><text:span text:style-name="T2">授权，方便开源社区和商业公司实现高主频的</text:span><text:span text:style-name="T2">RISC-V</text:span><text:span text:style-name="T2">处理器</text:span></text:p>
              </text:list-item>
              <text:list-item>
                <text:p><text:span text:style-name="T2">代码尽可能简洁简单，可以作为学校教学使用</text:span></text:p>
              </text:list-item>
              <text:list-item>
                <text:p><text:span text:style-name="T2">未来的某一本</text:span><text:span text:style-name="T2">RISCV</text:span><text:span text:style-name="T2">的书籍中，会对它进行详细讲解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2cm" svg:y="0.537cm" presentation:class="title" presentation:user-transformed="true">
          <draw:text-box>
            <text:p>R5FP所采用的浮点内部表示格式</text:p>
          </draw:text-box>
        </draw:frame>
        <draw:frame presentation:style-name="pr6" draw:layer="layout" svg:width="26.5cm" svg:height="14.761cm" svg:x="0.5cm" svg:y="4.5cm" presentation:class="outline" presentation:user-transformed="true">
          <draw:text-box>
            <text:list text:style-name="L2">
              <text:list-item>
                <text:p><text:span text:style-name="T2">采用</text:span><text:span text:style-name="T2">33bit</text:span><text:span text:style-name="T2">来表示单精度，</text:span><text:span text:style-name="T2">65bit</text:span><text:span text:style-name="T2">来表示双精度</text:span></text:p>
              </text:list-item>
              <text:list-item>
                <text:p><text:span text:style-name="T2">用最简单的方法来规避掉非规格化数：如果给指数部分增加一个</text:span><text:span text:style-name="T2">bit</text:span><text:span text:style-name="T2">，那么原本必须用</text:span><text:span text:style-name="T2">denormal</text:span><text:span text:style-name="T2">方式表示的数据，就可以用正常方式表示</text:span></text:p>
              </text:list-item>
              <text:list-item>
                <text:p><text:span text:style-name="T2">以单精度为例，定义</text:span><text:span text:style-name="T2">FP33</text:span><text:span text:style-name="T2">为指数部分</text:span><text:span text:style-name="T2">9</text:span><text:span text:style-name="T2">位，尾数部分</text:span><text:span text:style-name="T2">23</text:span><text:span text:style-name="T2">位的浮点数，依然采用</text:span><text:span text:style-name="T2">IEEE754</text:span><text:span text:style-name="T2">标准</text:span></text:p>
                <text:list>
                  <text:list-item>
                    <text:p><text:span text:style-name="T2">容易找到验证的参考模型：</text:span><text:span text:style-name="T2">DesignWare</text:span><text:span text:style-name="T2">中有指数和尾数位宽可变的各种浮点部件，且遵循</text:span><text:span text:style-name="T2">IEEE754</text:span><text:span text:style-name="T2">标准</text:span></text:p>
                  </text:list-item>
                </text:list>
              </text:list-item>
              <text:list-item>
                <text:p><text:span text:style-name="T2">定义</text:span><text:span text:style-name="T2">FP33L</text:span><text:span text:style-name="T2">为</text:span><text:span text:style-name="T2">FP33</text:span><text:span text:style-name="T2">的一个子集，其中的数据，可以在不损失精度的前提下转为</text:span><text:span text:style-name="T2">IEEE754</text:span><text:span text:style-name="T2">标准的单精浮点数</text:span></text:p>
              </text:list-item>
              <text:list-item>
                <text:p><text:span text:style-name="T2">浮点运算的“</text:span><text:span text:style-name="T2">round and normalize”</text:span><text:span text:style-name="T2">部件，被分成简单和复杂两个部件</text:span></text:p>
                <text:list>
                  <text:list-item>
                    <text:p><text:span text:style-name="T2">如果可以很轻易的确定运算结果属于</text:span><text:span text:style-name="T2">FP33L</text:span><text:span text:style-name="T2">，则被送入简单部件</text:span></text:p>
                  </text:list-item>
                  <text:list-item>
                    <text:p><text:span text:style-name="T2">否则，送入复杂部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2cm" svg:y="0.537cm" presentation:class="title" presentation:user-transformed="true">
          <draw:text-box>
            <text:p>fp_cut：将FP33转为FP33L</text:p>
          </draw:text-box>
        </draw:frame>
        <draw:frame presentation:style-name="pr6" draw:layer="layout" svg:width="26.5cm" svg:height="14.761cm" svg:x="0.5cm" svg:y="4.5cm" presentation:class="outline" presentation:user-transformed="true">
          <draw:text-box>
            <text:list text:style-name="L2">
              <text:list-item>
                <text:p><text:span text:style-name="T2">复杂的“</text:span><text:span text:style-name="T2">round and normalize”</text:span><text:span text:style-name="T2">部件，一个重要的任务就是把</text:span><text:span text:style-name="T2">FP33</text:span><text:span text:style-name="T2">转为</text:span><text:span text:style-name="T2">FP33L</text:span><text:span text:style-name="T2">，这个过程往往会损失精度，因此我们称它为</text:span><text:span text:style-name="T2">fp_cut</text:span></text:p>
              </text:list-item>
              <text:list-item>
                <text:p><text:span text:style-name="T2">没有这个过程的话，浮点部件的行为就不符合单精或双精的</text:span><text:span text:style-name="T2">IEEE</text:span><text:span text:style-name="T2">浮点数的行为了</text:span></text:p>
                <text:list>
                  <text:list-item>
                    <text:p><text:span text:style-name="T2">它的行为其实是精度更高了，可惜和标准不兼容</text:span></text:p>
                  </text:list-item>
                </text:list>
              </text:list-item>
              <text:list-item>
                <text:p><text:span text:style-name="T2">fp_cut</text:span><text:span text:style-name="T2">把尾数部分的一些</text:span><text:span text:style-name="T2">bit</text:span><text:span text:style-name="T2">清</text:span><text:span text:style-name="T2">0</text:span><text:span text:style-name="T2">，这样</text:span><text:span text:style-name="T2">FP33L</text:span><text:span text:style-name="T2">转为</text:span><text:span text:style-name="T2">denormal</text:span><text:span text:style-name="T2">的单精浮点数时，就不会再损失精度了</text:span></text:p>
              </text:list-item>
              <text:list-item>
                <text:p><text:span text:style-name="T2">具体实现过程中，复杂的“</text:span><text:span text:style-name="T2">round and normalize”</text:span><text:span text:style-name="T2">部件，有可能需要额外的一个或两个周期来完成</text:span></text:p>
                <text:p><text:span text:style-name="T2"/></text:p>
              </text:list-item>
              <text:list-item>
                <text:p><text:span text:style-name="T2">简单的“</text:span><text:span text:style-name="T2">round and normalize”</text:span><text:span text:style-name="T2">部件，是纯组合逻辑的，其延迟很小，应该不到半个周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2cm" svg:y="0.537cm" presentation:class="title" presentation:user-transformed="true">
          <draw:text-box>
            <text:p>FP32和FP33L</text:p>
          </draw:text-box>
        </draw:frame>
        <draw:frame draw:style-name="gr2" draw:text-style-name="P3" draw:layer="layout" svg:width="28.429cm" svg:height="10.22cm" svg:x="0.4cm" svg:y="2.9cm">
          <draw:text-box>
            <text:p text:style-name="P3"><text:span text:style-name="T3"/></text:p>
            <text:p text:style-name="P3"><text:span text:style-name="T3"><text:s text:c="18"/></text:span><text:span text:style-name="T3">FP32 <text:s text:c="30"/>FP33L</text:span></text:p>
            <text:p text:style-name="P3"><text:span text:style-name="T3">0.0000-0000.000-0000-0000-0000-0000-0000 <text:s text:c="3"/>0.0-0000-0000.000-0000-0000-0000-0000-0000</text:span></text:p>
            <text:p text:style-name="P3"><text:span text:style-name="T4">0.0000-0000.000-0000-0000-0000-0000-0001 <text:s text:c="3"/>0.0-0110-1010.000-0000-0000-0000-0000-0000</text:span></text:p>
            <text:p text:style-name="P3"><text:span text:style-name="T4">0.0000-0000.000-0000-0000-0000-0000-001A <text:s text:c="3"/>0.0-0110-1011.A00-0000-0000-0000-0000-0000</text:span></text:p>
            <text:p text:style-name="P3"><text:span text:style-name="T4">0.0000-0000.000-0000-0000-0000-0000-01AB <text:s text:c="3"/>0.0-0110-1100.AB0-0000-0000-0000-0000-0000</text:span></text:p>
            <text:p text:style-name="P3"><text:span text:style-name="T4">0.0000-0000.000-0000-0000-0000-0000-1ABC <text:s text:c="3"/>0.0-0110-1101.ABC-0000-0000-0000-0000-0000</text:span></text:p>
            <text:p text:style-name="P3"><text:span text:style-name="T4"><text:s text:c="12"/></text:span><text:span text:style-name="T4">... <text:s text:c="39"/>...</text:span></text:p>
            <text:p text:style-name="P3"><text:span text:style-name="T4">0.0000-0000.1AB-CDEF-GHIJ-KLMN-OPQR-STUV <text:s text:c="3"/>0.0-1000-0000.ABC-DEFG-HIJK-LMNO-PQRS-TUV0</text:span><text:span text:style-name="T3"> </text:span></text:p>
            <text:p text:style-name="P3"><text:span text:style-name="T5">0.0000-0001.ABC-DEFG-HIJK-LMNO-PQRS-TUVW <text:s text:c="3"/>0.0-1000-0001.ABC-DEFG-HIJK-LMNO-PQRS-TUVW </text:span></text:p>
            <text:p text:style-name="P3"><text:span text:style-name="T5"><text:s text:c="12"/></text:span><text:span text:style-name="T5">... <text:s text:c="39"/>...</text:span></text:p>
            <text:p text:style-name="P3"><text:span text:style-name="T5">0.1111-1110.ABC-DEFG-HIJK-LMNO-PQRS-TUVW <text:s text:c="3"/>0.1-0111-1110.ABC-DEFG-HIJK-LMNO-PQRS-TUVW </text:span></text:p>
            <text:p text:style-name="P3"><text:span text:style-name="T3">0.1111-1111.000-0000-0000-0000-0000-0000 <text:s text:c="3"/>0.1-1111-1111.000-0000-0000-0000-0000-0000</text:span></text:p>
            <text:p text:style-name="P3"><text:span text:style-name="T3"/></text:p>
          </draw:text-box>
        </draw:frame>
        <draw:frame draw:style-name="gr3" draw:layer="layout" svg:width="26cm" svg:height="5.435cm" svg:x="1.5cm" svg:y="13.429cm">
          <draw:text-box>
            <text:list text:style-name="L1">
              <text:list-item>
                <text:p><text:span text:style-name="T6"><text:s/></text:span><text:span text:style-name="T6">蓝色</text:span><text:span text:style-name="T7">是</text:span><text:span text:style-name="T7">FP32</text:span><text:span text:style-name="T7">的非规格化数部分，</text:span><text:span text:style-name="T8">绿色</text:span><text:span text:style-name="T7">是</text:span><text:span text:style-name="T7">FP32</text:span><text:span text:style-name="T7">的规格化数的部分</text:span></text:p>
              </text:list-item>
              <text:list-item>
                <text:p><text:span text:style-name="T7"><text:s text:c="2"/></text:span><text:span text:style-name="T7">FP33L</text:span><text:span text:style-name="T7">的指数最小为</text:span><text:span text:style-name="T7">106</text:span><text:span text:style-name="T7">（</text:span><text:span text:style-name="T7">128+1-23</text:span><text:span text:style-name="T7">），小于</text:span><text:span text:style-name="T7">106</text:span><text:span text:style-name="T7">等同于</text:span><text:span text:style-name="T7">0</text:span></text:p>
              </text:list-item>
              <text:list-item>
                <text:p><text:span text:style-name="T7"><text:s/></text:span><text:span text:style-name="T7">非规格化</text:span><text:span text:style-name="T7">FP33L</text:span><text:span text:style-name="T7">的指数最大为</text:span><text:span text:style-name="T7">128</text:span><text:span text:style-name="T7">，指数小于</text:span><text:span text:style-name="T7">129</text:span><text:span text:style-name="T7">且大于等于</text:span><text:span text:style-name="T7">106</text:span><text:span text:style-name="T7">的，尾数最后的零的个数加上</text:span><text:span text:style-name="T7">106</text:span><text:span text:style-name="T7">应该大于等于</text:span><text:span text:style-name="T7">129</text:span></text:p>
              </text:list-item>
              <text:list-item>
                <text:p><text:span text:style-name="T7"><text:s/></text:span><text:span text:style-name="T7">规格化</text:span><text:span text:style-name="T7">FP33L</text:span><text:span text:style-name="T7">的指数最小为</text:span><text:span text:style-name="T7">129</text:span><text:span text:style-name="T7">（</text:span><text:span text:style-name="T7">128+1</text:span><text:span text:style-name="T7">）</text:span></text:p>
              </text:list-item>
              <text:list-item>
                <text:p><text:span text:style-name="T7"><text:s text:c="2"/></text:span><text:span text:style-name="T7">FP33L</text:span><text:span text:style-name="T7">的指数最大为</text:span><text:span text:style-name="T7">382</text:span><text:span text:style-name="T7">（</text:span><text:span text:style-name="T7">255-1+128</text:span><text:span text:style-name="T7">），大于</text:span><text:span text:style-name="T7">382</text:span><text:span text:style-name="T7">等同于</text:span><text:span text:style-name="T7">IN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2cm" svg:y="0.537cm" presentation:class="title" presentation:user-transformed="true">
          <draw:text-box>
            <text:p>一些实现细节</text:p>
          </draw:text-box>
        </draw:frame>
        <draw:frame presentation:style-name="pr6" draw:layer="layout" svg:width="26.5cm" svg:height="14.761cm" svg:x="0.5cm" svg:y="4.5cm" presentation:class="outline" presentation:user-transformed="true">
          <draw:text-box>
            <text:list text:style-name="L2">
              <text:list-item>
                <text:p><text:span text:style-name="T2">乘加的实现方式，选择分离的乘法器和加法器，而非融合的</text:span></text:p>
                <text:list>
                  <text:list-item>
                    <text:p><text:span text:style-name="T2">融合的</text:span><text:span text:style-name="T2">FMAC</text:span><text:span text:style-name="T2">部件，总的</text:span><text:span text:style-name="T2">latency</text:span><text:span text:style-name="T2">小，但是累加的</text:span><text:span text:style-name="T2">latecy</text:span><text:span text:style-name="T2">大</text:span></text:p>
                    <text:list>
                      <text:list-item>
                        <text:p><text:span text:style-name="T2">《</text:span><text:span text:style-name="T2">ARM FPUs: Low Latency is Low Energy</text:span><text:span text:style-name="T2">》</text:span></text:p>
                      </text:list-item>
                    </text:list>
                  </text:list-item>
                  <text:list-item>
                    <text:p><text:span text:style-name="T2">融合的</text:span><text:span text:style-name="T2">FMAC</text:span><text:span text:style-name="T2">部件面积大</text:span></text:p>
                  </text:list-item>
                  <text:list-item>
                    <text:p><text:span text:style-name="T2">分离的乘法器和加法器更容易写</text:span><text:span text:style-name="T2">testbench</text:span><text:span text:style-name="T2">来验证</text:span></text:p>
                  </text:list-item>
                  <text:list-item>
                    <text:p><text:span text:style-name="T2">双精度的</text:span><text:span text:style-name="T2">FMAC</text:span><text:span text:style-name="T2">，乘法要</text:span><text:span text:style-name="T2">3</text:span><text:span text:style-name="T2">个周期，加法要</text:span><text:span text:style-name="T2">3</text:span><text:span text:style-name="T2">个周期</text:span></text:p>
                    <text:p><text:span text:style-name="T2"/></text:p>
                  </text:list-item>
                </text:list>
              </text:list-item>
              <text:list-item>
                <text:p><text:span text:style-name="T2">推荐使用单一的双精度数据通路把单精度也支持了，以减小面积</text:span></text:p>
                <text:list>
                  <text:list-item>
                    <text:p><text:span text:style-name="T2">运算开始之前做单精度数转双精度（耗费的面积和延迟极小）</text:span></text:p>
                  </text:list-item>
                  <text:list-item>
                    <text:p><text:span text:style-name="T2">运算完成之后的“</text:span><text:span text:style-name="T2">round and normalize”</text:span><text:span text:style-name="T2">部件要做两套</text:span></text:p>
                  </text:list-item>
                  <text:list-item>
                    <text:p><text:span text:style-name="T2">整数的乘法也可以放在浮点乘法器里来做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2cm" svg:y="0.537cm" presentation:class="title" presentation:user-transformed="true">
          <draw:text-box>
            <text:p>附录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H24M7S</meta:editing-duration>
    <meta:editing-cycles>58</meta:editing-cycles>
    <meta:generator>OpenOffice/4.1.3$Win32 OpenOffice.org_project/413m1$Build-9783</meta:generator>
    <dc:date>2017-08-05T14:49:06.51</dc:date>
    <meta:document-statistic meta:object-count="57"/>
  </office:meta>
</office:document-meta>
</file>